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text-properties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list-style-name="L1">
      <style:text-properties fo:font-size="12pt" fo:font-weight="normal" style:font-size-asian="12pt" style:font-weight-asian="normal" style:font-size-complex="12pt" style:font-weight-complex="normal"/>
    </style:style>
    <style:style style:name="P8" style:family="paragraph" style:parent-style-name="Standard" style:list-style-name="L2">
      <style:text-properties fo:font-size="12pt" fo:font-weight="normal" style:font-size-asian="12pt" style:font-weight-asian="normal" style:font-size-complex="12pt" style:font-weight-complex="normal"/>
    </style:style>
    <style:style style:name="P9" style:family="paragraph" style:parent-style-name="Standard" style:list-style-name="L3">
      <style:text-properties fo:font-size="12pt" fo:font-weight="normal" style:font-size-asian="12pt" style:font-weight-asian="normal" style:font-size-complex="12pt" style:font-weight-complex="normal"/>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list-style-name="L1">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list-style-name="L2">
      <style:text-properties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list-style-name="L3">
      <style:text-properti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list-style-name="L2">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5"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list-style-name="L2">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4"/>
    <style:style style:name="P18" style:family="paragraph" style:parent-style-name="Standard" style:list-style-name="L4">
      <style:text-properties fo:font-style="italic" style:font-style-asian="italic" style:font-style-complex="italic"/>
    </style:style>
    <style:style style:name="T1" style:family="text">
      <style:text-properties fo:font-size="13pt" style:text-underline-style="none" fo:font-weight="normal" style:font-size-asian="13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erwendete Bibliotheken:</text:p>
      <text:p text:style-name="P2"/>
      <text:list xml:id="list1798184951846315630" text:style-name="L4">
        <text:list-item>
          <text:list>
            <text:list-item>
              <text:p text:style-name="P18">NVIDIA Texture Tools for Adobe Photoshop:</text:p>
              <text:p text:style-name="P17">Plugin für Photoshop, welches unter anderem für die Erzeugung von Normal-Maps geeignet ist. Gerade für Texturen mit einer festen Struktur, wie zum Beispiel Steinwände, Böden und Gestein, können durch Kombination mit einer Normal-Map den angedachten Realitätsgrad deutlich steigern ohne dabei eine sonderlich großen grafischen Mehraufwand zu betreiben.</text:p>
            </text:list-item>
          </text:list>
        </text:list-item>
      </text:list>
      <text:p text:style-name="P2"/>
      <text:p text:style-name="P2">Zusätzliche Tools:</text:p>
      <text:p text:style-name="P4"/>
      <text:p text:style-name="P4">Blender:</text:p>
      <text:p text:style-name="P6"/>
      <text:p text:style-name="P6"/>
      <text:p text:style-name="P4">Audacity:</text:p>
      <text:p text:style-name="P6"/>
      <text:p text:style-name="P6"/>
      <text:p text:style-name="P6"/>
      <text:p text:style-name="P4">Maya:</text:p>
      <text:p text:style-name="P6"/>
      <text:p text:style-name="P6"/>
      <text:p text:style-name="P6"/>
      <text:p text:style-name="P4">Photoshop:</text:p>
      <text:p text:style-name="P6">Zur Erzeugung, Nachbearbeitung und Verbesserungen von Model-Texturen oder anderen Sprite-Elementen. Aber auch für die externe Generierung von Normal-Maps ist Photoshop, unter Verwendung der des zuvor genannten Plugins, geeignet. </text:p>
      <text:p text:style-name="P6"/>
      <text:p text:style-name="P6"/>
      <text:p text:style-name="P15">Sculptris:</text:p>
      <text:p text:style-name="P6">Sculptris kommt nur dann zum Einsatz, wenn das in Blender oder Maya erzeugte Model keine ausreichend gute Qualität aufweist, d.h. wenn das Model für den angedachten Spiel-Zweck nicht schön genug aussieht. Da sich auf diese Weise fast immer automatisch die Komplexität des Models erhöht, sollte Sculptris nur sehr sparsam eingesetzt werden. Nur wenn es absolut nötig ist und <text:s/>bereits alle anderen Möglichkeiten bereits ausgeschöpft sind, eine vergleichbare Qualität bereits im Vorfeld mittels anderen Modellierungstools zu erzielen, sollte dieser Versuch unternommen werden. </text:p>
      <text:p text:style-name="P6"/>
      <text:p text:style-name="P3">Formate:</text:p>
      <text:p text:style-name="P6"/>
      <text:p text:style-name="P6">Modelformate: </text:p>
      <text:p text:style-name="P6"/>
      <text:list xml:id="list6376729222398044687" text:style-name="L2">
        <text:list-item>
          <text:list>
            <text:list-item>
              <text:p text:style-name="P14">.FBX:</text:p>
              <text:p text:style-name="P8">Neben .X das einzige, offizielle Datenformat zur Importirrung von externen Model in XNA. Beim Import von Modellen mit Skelettstruktur und Animationsinformation ist besonders drauf zu achten, dass, die durch XNA vorgeschrieben, maximale Anzahl von 59 Bones bzw. Joints nicht überschritten wird. <text:s/></text:p>
            </text:list-item>
            <text:list-item>
              <text:p text:style-name="P12">.OBJ:</text:p>
              <text:p text:style-name="P16">Internes, Austauschformat zwischen den Modellierungstools Blender, Maya und <text:s/>Sculptris, um einen problemlosen Datenaustausch zu garantieren. </text:p>
            </text:list-item>
          </text:list>
        </text:list-item>
      </text:list>
      <text:p text:style-name="P6"/>
      <text:p text:style-name="P6">Bildformate:</text:p>
      <text:p text:style-name="P6"/>
      <text:p text:style-name="P6">Tonformate:</text:p>
      <text:p text:style-name="P6"><text:soft-page-break/></text:p>
      <text:list xml:id="list5601824186102732798" text:style-name="L3">
        <text:list-item>
          <text:list>
            <text:list-item>
              <text:p text:style-name="P13">.WAV:</text:p>
            </text:list-item>
            <text:list-item>
              <text:p text:style-name="P9"/>
            </text:list-item>
          </text:list>
        </text:list-item>
      </text:list>
      <text:p text:style-name="P6"/>
      <text:p text:style-name="P6"/>
      <text:p text:style-name="P6"/>
      <text:p text:style-name="P1">Softwarearchitektur:</text:p>
      <text:p text:style-name="P4"/>
      <text:p text:style-name="P6">Design Pattern:</text:p>
      <text:p text:style-name="P6"/>
      <text:list xml:id="list4932970519663014763" text:style-name="L1">
        <text:list-item>
          <text:list>
            <text:list-item>
              <text:p text:style-name="P11">Observer:</text:p>
              <text:p text:style-name="P7">Implementiert durch den ParticleGenerator zur Steuerung und Erzeugung neuer Effekt-Particle ohne dabei immer direkt über alle Particle zu iterieren. Vielmehr bekommt jedes <text:s/>generierte Particle-Element durch den Generator eine eindeutige ID zugewiesen und hält eine Referenz auf diesen. Bei Änderungen aktualisieren das Particle über diese Zuweisung seinen Status und übermittelt diesen an den Generator, welche dann gegebenenfalls weitere Anpassungen vornimmt. Zum Beispiel reported ein gestorbenes Particle an den ParticleGenerator das es nun gelöscht werden kann, welcher dann die eigentliche Entfernung vornimmt.</text:p>
            </text:list-item>
            <text:list-item>
              <text:p text:style-name="P7"><text:s/></text:p>
            </text:list-item>
          </text:list>
        </text:list-item>
      </text:list>
      <text:p text:style-name="P6"/>
      <text:p text:style-name="P6"/>
      <text:p text:style-name="P5">Projektmanagement:</text:p>
      <text:p text:style-name="P5"/>
      <text:p text:style-name="P10">Wöchentliche Treffen</text:p>
      <text:p text:style-name="P10">Skype </text:p>
      <text:p text:style-name="P10">GitHub</text:p>
      <text:p text:style-name="P10">Redmine?</text:p>
      <text:p text:style-name="P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4T10:26:18.86</meta:creation-date>
    <dc:date>2015-05-14T12:34:20.30</dc:date>
    <meta:editing-duration>PT2H7M45S</meta:editing-duration>
    <meta:editing-cycles>33</meta:editing-cycles>
    <meta:generator>OpenOffice.org/3.4.1$Win32 OpenOffice.org_project/341m1$Build-9593</meta:generator>
    <meta:document-statistic meta:table-count="0" meta:image-count="0" meta:object-count="0" meta:page-count="2" meta:paragraph-count="30" meta:word-count="334" meta:character-count="2503"/>
  </office:meta>
</office:document-meta>
</file>